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1,4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4"><text:soft-page-break/><text:span text:style-name="T6">Sat Nov 11, 2017</text:span> 5 miles</text:p>
      <text:p text:style-name="P3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3"/>
      <text:p text:style-name="P3">Sun Nov 12, 2017 <text:span text:style-name="T1">0.5 miles</text:span></text:p>
      <text:p text:style-name="P3">I ran a half mile before we flew from Amsterdam to Toronto. I have a cold.</text:p>
      <text:p text:style-name="P3"/>
      <text:p text:style-name="P3">Mon Nov 13, 2017 <text:span text:style-name="T1">no running</text:span></text:p>
      <text:p text:style-name="P3">We drove home from Toronto. <text:s/>My cold is a little better.</text:p>
      <text:p text:style-name="P3"/>
      <text:p text:style-name="P3">Tues Nov 14, 2017 <text:span text:style-name="T1">no running</text:span></text:p>
      <text:p text:style-name="P3">My cold is no better. <text:s/></text:p>
      <text:p text:style-name="P3"/>
      <text:p text:style-name="P3">Wed Nov 15, 2017 <text:span text:style-name="T1">2 miles</text:span></text:p>
      <text:p text:style-name="P3">I ran and walked on a treadmill: </text:p>
      <text:p text:style-name="P3">1 mile in 9:00, ¼ mile walk in 3:30, ½ mile in 4:15 and ¼ mile walk in 3:30</text:p>
      <text:p text:style-name="P3">My cold is somewhat better. </text:p>
      <text:p text:style-name="P3"/>
      <text:p text:style-name="P3">Thur Nov 16, 2017 <text:span text:style-name="T1">4 miles</text:span> <text:s text:c="2"/></text:p>
      <text:p text:style-name="P3">I ran 1 mile on the indoor track in 4:43 + 4:12 = 8:55 and rested 5 minutes.</text:p>
      <text:p text:style-name="P3">I then ran 3 miles on a treadmill with the following splits:</text:p>
      <text:p text:style-name="P3">1 mile in 9:00, 1 mile in 8:38, ¼ mile jog in 2:44, ½ mile in 4:00 and <text:s/>¼ mile jog in 2:44</text:p>
      <text:p text:style-name="P3">My cold is a lot better.</text:p>
      <text:p text:style-name="P3"/>
      <text:p text:style-name="P3">Fri Nov 17, 2017 <text:span text:style-name="T1">5 miles</text:span></text:p>
      <text:p text:style-name="P3">I ran 5 miles on a treadmill in 34:58 or 9:00/mile. <text:s/></text:p>
      <text:p text:style-name="P3">The approximate splits were: mile 9:30, mile 9:00, mile 8:30, mile 9:00, </text:p>
      <text:p text:style-name="P3">(¼ + ½ + ¼ ) mile (2:30 + 4:00 + 2:30) = 9:00.</text:p>
      <text:p text:style-name="P3"/>
      <text:p text:style-name="P3"/>
      <text:p text:style-name="P4">16.5 miles in the last week 16.5 </text:p>
      <text:p text:style-name="P4"/>
      <text:p text:style-name="P4"/>
      <text:p text:style-name="P3"><text:soft-page-break/>Sat Nov 18, 2017 <text:span text:style-name="T1">2 miles</text:span></text:p>
      <text:p text:style-name="P3">I ran 2 miles on a treadmill in 18:30. <text:s/>Then I used 18 weight machines for a full body workout. <text:s/>The weights were fairly light and I did just one set on each machine.</text:p>
      <text:p text:style-name="P3"/>
      <text:p text:style-name="P3">Sun Nov 19, 2017 <text:span text:style-name="T1">4.5 miles</text:span> <text:s/></text:p>
      <text:p text:style-name="P3">I ran 3 miles on a treadmill in 26:59. </text:p>
      <text:p text:style-name="P3">Approximate splits: 9:30, 9:00, 8:30</text:p>
      <text:p text:style-name="P3">I rested 2 minutes and then ran a mile in 8:00 with a ¼ mile before and another after the mile at 10:00/mile pace.</text:p>
      <text:p text:style-name="P3"/>
      <text:p text:style-name="P3">Mon Nov 20, 2017 <text:span text:style-name="T1">2 miles</text:span></text:p>
      <text:p text:style-name="P3">I jogged ½ mile to the Wise Center and ran 1 mile on a treadmill in 9:30. <text:s/>Then I used 18 weight machines for a full body workout. <text:s/>The weights were fairly light and I did just one set on each machine. <text:s/>I jogged ½ mile home.</text:p>
      <text:p text:style-name="P3"/>
      <text:p text:style-name="P3">Tues Nov 21, 2017 <text:span text:style-name="T1">6.5 miles</text:span></text:p>
      <text:p text:style-name="P3">I ran on a treadmill. <text:s/>First I ran 1.5 miles while continually varying my pace between fast and slow. <text:s/>My faster <text:s/>paces were around 8:05/mile. <text:s/>My average pace was 9:00/mile. <text:s/>After resting 4 minutes I ran 6 x ½ mile with a ¼ mile jog before each run. <text:s/>The jogs were all about 3:00. <text:s/>The times for the ½ mile runs were: 4:00, 4:00, 3:56.8, 3:56.8, 3:53.8, 3:53.8. Average time = 3:56.9.</text:p>
      <text:p text:style-name="P3">I warmed down with a ½ mile in 5:13.</text:p>
      <text:p text:style-name="P3"/>
      <text:p text:style-name="P3">Wed Nov 22, 2017 <text:span text:style-name="T1">3 miles</text:span> <text:s text:c="2"/></text:p>
      <text:p text:style-name="P3">I ran 2 miles on hilly roads without a warm up. <text:s/>Splits: 8:56, 8:51</text:p>
      <text:p text:style-name="P3">I warmed down with a mile in 10:10.</text:p>
      <text:p text:style-name="P3"/>
      <text:p text:style-name="P3">Thur Nov 23, 2017 <text:span text:style-name="T1">2 miles</text:span> <text:s text:c="2"/></text:p>
      <text:p text:style-name="P3">I jogged 2 miles on hilly roads 4 hours after our Thanksgiving dinner.</text:p>
      <text:p text:style-name="P3"/>
      <text:p text:style-name="P3">Fri Nov 24, 2017 <text:span text:style-name="T1">1 mile</text:span></text:p>
      <text:p text:style-name="P3">I did yard work for 2 hours and then ran 1 mile on slightly hilly roads in 9:50.</text:p>
      <text:p text:style-name="P3"/>
      <text:p text:style-name="P4">21 miles in the last week</text:p>
      <text:p text:style-name="P4"/>
      <text:p text:style-name="P9"/>
      <text:p text:style-name="P10"><text:soft-page-break/>Sat Nov 25, 2017 <text:span text:style-name="T1">5.5 miles</text:span> </text:p>
      <text:p text:style-name="P10">The temperature was in the mid 40's and I wore sweat clothes to run on the high school track. <text:s/>When I run on a track I always run wide on the turns so that 4 laps is a mile. <text:s/>I ran five miles. Splits: 9:18, 9:17, 9:13, 9:06 and 8:17. The last ½ mile was in 4:00. <text:s/>I warmed down with a ½ mile jog.</text:p>
      <text:p text:style-name="P10"/>
      <text:p text:style-name="P10">Sun Nov 26, 2017 <text:span text:style-name="T1">2.25 miles</text:span> <text:s/></text:p>
      <text:p text:style-name="P10">The temperature was in the mid 30's and I wore sweat clothes to run on the high school track. <text:s/>I ran 2 miles in 19:39 going faster as I ran. Then I jogged ¼ mile.</text:p>
      <text:p text:style-name="P10"/>
      <text:p text:style-name="P10">Mon Nov 27, 2017 <text:span text:style-name="T1">5 miles</text:span> <text:s/></text:p>
      <text:p text:style-name="P10">I ran on a treadmill. <text:s/>First I warmed up by running 1.5 miles while continually varying my pace between fast and slow. <text:s/>My faster <text:s/>paces were around 7:50/mile. <text:s/>My average pace was 9:00/mile. <text:s/>After resting 5 minutes I ran a 3 mile tempo run with a ¼ mile jog before and another after the run. <text:s/>The jogs were in about 2:45. <text:s/>The splits for the run were: 8:10, 7:58 and 7:53. <text:s/>Time 24:01 or 8:00/mile </text:p>
      <text:p text:style-name="P10"/>
      <text:p text:style-name="P10">Tues Nov 28, 2017 <text:span text:style-name="T1">2 miles</text:span> <text:s/></text:p>
      <text:p text:style-name="P10">I ran 1.5 miles on hilly roads including 0.5 miles in 4:28. <text:s/>Then I used 18 weight machines for a full body workout. <text:s/>The weights were all about 40 pounds and I did one set of 13 reps on most machines. <text:s/>I jogged ½ mile home. </text:p>
      <text:p text:style-name="P10"/>
      <text:p text:style-name="P10">Wed Nov 29, 2017 <text:span text:style-name="T1">1 mile</text:span> <text:s/></text:p>
      <text:p text:style-name="P10">I was going to run interval ½ miles on a treadmill but when I was warming up I had tightness in my right calf. <text:s/>I stopped running after a half mile in 5:00 and massaged my leg. <text:s/>I started running again and still felt the tightness so I stopped after another half mile in 4:47. <text:s/>I didn't want to take a chance of making the tightness worse.</text:p>
      <text:p text:style-name="P10"/>
      <text:p text:style-name="P10">Thur Nov 30, 2017 <text:span text:style-name="T1">5.25 miles</text:span> <text:s/></text:p>
      <text:p text:style-name="P10">I warmed up 2 miles with Tiffany Hrach and Jim Fitch. We planned to run intervals on the indoor track. <text:s text:c="2"/>I didn't run because my calf was still bothering me. <text:s/>I road a stationary bike at level 12. <text:s/>I know from past rides that 2.8 miles at level 12 is equivalent to about 1 mile of running. <text:s/>Also when the weight setting is 128 pounds the calculated calories used for 2.8 miles of bike riding is 104 which is about right for me. <text:s/>I set the weight setting at 128 pounds, and road 8.4 miles (equivalent to 3 miles of running) in 28:15. <text:s/>Calories used were 312. <text:s/>I road the last 2.8 miles fastest and brought my pulse up to 145 bpm. <text:s/>I warmed down with a ¼ mile slow jog. <text:s/>This was a good work out.</text:p>
      <text:p text:style-name="P10"/>
      <text:p text:style-name="P10">Fri Dec 1, <text:s/>2017 <text:span text:style-name="T1">3 miles</text:span> </text:p>
      <text:p text:style-name="P10">My calf is somewhat better. <text:s/>I ran 1 mile on a treadmill in 9:28, ran and walked 1 mile on the indoor track in 11:56 and did a 2.8 mile stationary bike ride at level 12 (equivalent to 1 mile of running) in 9:25.</text:p>
      <text:p text:style-name="P9">24 miles in the last week</text:p>
      <text:p text:style-name="P2"><text:soft-page-break/><text:span text:style-name="T6">Sat Dec 2, 2017</text:span> 5miles <text:s/></text:p>
      <text:p text:style-name="P1">I ran 1.5 miles on a treadmill at about 9:00/mile. <text:s/>I could feel my calf starting to tighten a little when I stopped. <text:s/>After resting 2 minutes I road a stationary bike at level 12 as I did yesterday. <text:s/>Riding the bike does not hurt my calf. <text:s/>I concluded today that the conversion between miles on the bike and miles running is not quite what I assumed yesterday. <text:s/>I did this by noting my perceived effort on the treadmill today (at 9:00/mile) was about the same as the perceived effort on the stationary bike. <text:s/>Therefore the conversion should produce a bike to run equivalence of 9:00/mile. <text:s/>I believe <text:s/>a conversion of 2.7 miles on the bike on level 12 is equivalent to 1 mile of running. This achieves the 9:00/mile value. <text:s/>Let's check this. <text:s/>On the stationary bike I road 8.1 miles in 27:04. <text:s/>Conversion to miles running is 8.1/2.7 = 3 miles. <text:s/>And 27:04/3 miles is very close to 9:00/mile. <text:s/>I also noted that I entered my weight as 128 pounds and the bike said I had used 298 calories while riding or close to 100 calories per mile of running. <text:s text:c="2"/>I need to check if this conversion holds at other paces. <text:s/>I warmed down with a slow 50 calorie ride which I assume is close to an equivalent ½ mile running warm down. <text:s/>My calf is getting better.</text:p>
      <text:p text:style-name="P1"/>
      <text:p text:style-name="P1">Sun Dec 3, 2017 <text:span text:style-name="T1">5.5 miles</text:span></text:p>
      <text:p text:style-name="P1">I ran 1 mile on a treadmill in 8:59. <text:s/>I rested 2 minutes and rode 4.05 miles on a stationary bike in about 13:30. <text:s/>This converts (see yesterday's workout) to about 1.5 miles of running at 9:00/mile. <text:s/><text:span text:style-name="T1">My pulse rose 128 bpm by the end of the ride.</text:span> <text:s/>I rested 2 minutes and ran 1 mile on a treadmill in 9:02. <text:s/><text:span text:style-name="T1">My pulse rose to 142 bpm by the end of the run. <text:s/></text:span>I rested 2 minutes and rode 4.05 miles on a stationary bike in about 13:10. This converts to about 1.5 miles of running at 8:47/mile. <text:s/><text:span text:style-name="T1"><text:s/>I tried to make my pulse rise to 142 bpm by the end of the ride and it did. </text:span><text:s/>I noted an interesting thing. <text:s/>When I run and ride with the same perceived effort, my pulse is lower when I am riding. <text:s/>Also I think I take more breaths per minute when I am riding. <text:s/>If I do, is the higher breathing rate lowering my heart rate? <text:s/>I warmed down with a slow 50 calorie ride which I assume is close to an equivalent ½ mile running warm down. <text:s/>My calf was still somewhat tight by the end of the workout.</text:p>
      <text:p text:style-name="P1"/>
      <text:p text:style-name="P1">Mon Dec 4, 2017 <text:span text:style-name="T1">3.5 miles </text:span><text:s/></text:p>
      <text:p text:style-name="P1">I rode 8.1 miles on a stationary bike set at level 12. <text:s/>The time for the ride was 29:30. <text:s/>This converts to an equivalent run of about 3 miles. <text:s/>I warmed down with a 50 calorie ride which is equivalent to about a ½ mile run.</text:p>
      <text:p text:style-name="P1"/>
      <text:p text:style-name="P1">Tues Dec 5, 2017 <text:span text:style-name="T1">3.5 miles</text:span></text:p>
      <text:p text:style-name="P1"><text:s/>I did the same workout as yesterday. “Mile” splits: 9:03, 8:57, 8:15 </text:p>
      <text:p text:style-name="P1">final pulse = 145 bpm</text:p>
      <text:p text:style-name="P11"><text:soft-page-break/>Wed Dec 6, 2017<text:span text:style-name="T1"> no running</text:span></text:p>
      <text:p text:style-name="P11">We drove 400 miles to California, MD</text:p>
      <text:p text:style-name="P11"/>
      <text:p text:style-name="P11">Thur Dec 7, 2017 <text:span text:style-name="T1">3 miles</text:span></text:p>
      <text:p text:style-name="P11">I ran 3 miles on hilly roads in California MD, <text:s/>My average pace was 9:51. <text:s/>My calf is feeling a lot better.</text:p>
      <text:p text:style-name="P11"/>
      <text:p text:style-name="P11">Fri Dec 8, 2017 <text:span text:style-name="T1">5 miles</text:span></text:p>
      <text:p text:style-name="P11">I road a wide wheeled bike with no gears 10 miles on slightly hilly roads in 50:35. <text:s/>It felt equivalent to at least 5 miles of running at a good pace.</text:p>
      <text:p text:style-name="P12">25.5 miles in the last week</text:p>
      <text:p text:style-name="P11"><text:s text:c="2"/></text:p>
      <text:p text:style-name="P11">Sat Dec 9, 2017 <text:span text:style-name="T1">no running</text:span> </text:p>
      <text:p text:style-name="P11"/>
      <text:p text:style-name="P11">Sun Dec 10, 2017 <text:span text:style-name="T1">5.6 miles</text:span> <text:s text:c="2"/></text:p>
      <text:p text:style-name="P11">I ran on slightly hilly roads. It was 40 degrees and I wore sweats. I warmed up with a mile in 9:30 and rested 5 minutes.</text:p>
      <text:p text:style-name="P11">I ran 4 miles in 34:36 or 8:39/mile. Splits: 8:47, 8:46, 8:44, 8:19 </text:p>
      <text:p text:style-name="P11">warm down: 0.6 mile jog</text:p>
      <text:p text:style-name="P11"/>
      <text:p text:style-name="P11">Mon Dec 11, 2017 <text:span text:style-name="T1">4.5 miles</text:span> </text:p>
      <text:p text:style-name="P11">I road a wide wheeled bike with no gears 9 miles on slightly hilly roads in 38:54. <text:s/>It felt equivalent to at least 4.5 miles of running at a fast pace.</text:p>
      <text:p text:style-name="P11"/>
      <text:p text:style-name="P11">Tues Dec 12, 2017 <text:span text:style-name="T1">9.4 miles</text:span> <text:s/></text:p>
      <text:p text:style-name="P11">In the morning I ran and walked 1.2 miles averaging 11:48/mile.</text:p>
      <text:p text:style-name="P11">In the afternoon I ran and walked 8.2 miles averaging 11:36/mile. <text:s/>On average I walked 0.2 miles during each mile.</text:p>
      <text:p text:style-name="P11"/>
      <text:p text:style-name="P11">Wed Dec 13, 2017 <text:span text:style-name="T1">no running</text:span> <text:s/></text:p>
      <text:p text:style-name="P11"/>
      <text:p text:style-name="P11">Thur Dec 14, 2017 <text:span text:style-name="T1">4 miles</text:span> <text:s/></text:p>
      <text:p text:style-name="P11">I ran on slightly hilly roads. It was 42 degrees and windy. <text:s/>I wore sweats. </text:p>
      <text:p text:style-name="P11">1 mile mainly downhill with the wind in 8:30. </text:p>
      <text:p text:style-name="P11">1 mile in about 11 minutes and rested 2 minutes. </text:p>
      <text:p text:style-name="P11">1 mile mainly uphill against the wind in 8:15. <text:s/>It was a tough run.</text:p>
      <text:p text:style-name="P11">1 mile in about 11 minutes.</text:p>
      <text:p text:style-name="P11"/>
      <text:p text:style-name="P11">Fri Dec 15, 2014 <text:span text:style-name="T1">no running</text:span></text:p>
      <text:p text:style-name="P12"/>
      <text:p text:style-name="P1"><text:span text:style-name="T7">23.4 miles in the last week</text:span><text:span text:style-name="T1"> <text:s/></text:span></text:p>
      <text:p text:style-name="P1"/>
      <text:p text:style-name="P1"><text:soft-page-break/>Sat Dec 16, 2014 <text:span text:style-name="T1">no running</text:span></text:p>
      <text:p text:style-name="P1">We drove 400 miles back to Meadville.</text:p>
      <text:p text:style-name="P1"/>
      <text:p text:style-name="P1">Sun Dec 17, 2014 <text:span text:style-name="T1">2 miles</text:span> <text:s/></text:p>
      <text:p text:style-name="P1">I ran slowly on 2 miles of snow packed slippery roa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2-17T13:45:39.33</dc:date>
    <dc:creator>James Lombardi</dc:creator>
    <meta:editing-duration>PT13H30M13S</meta:editing-duration>
    <meta:editing-cycles>86</meta:editing-cycles>
    <meta:generator>OpenOffice/4.1.2$Win32 OpenOffice.org_project/412m3$Build-9782</meta:generator>
    <meta:document-statistic meta:table-count="0" meta:image-count="0" meta:object-count="0" meta:page-count="10" meta:paragraph-count="176" meta:word-count="3144" meta:character-count="15202"/>
  </office:meta>
</office:document-meta>
</file>